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bits to guess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eew.,nonce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petitions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afety (poss)</text:p>
          </table:table-cell>
          <table:table-cell table:style-name="ce1" table:formula="of:=POWER(2;[.$C$2]-[.$C$1])-LOG([.$C$3];2)" office:value-type="float" office:value="124.678071905113" calcext:value-type="float">
            <text:p>124,7</text:p>
          </table:table-cell>
          <table:table-cell office:value-type="string" calcext:value-type="string">
            <text:p>(P = 1-2^-x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rtlen</text:p>
          </table:table-cell>
          <table:table-cell table:formula="of:=[.$C$3]*[.$C$2]" office:value-type="float" office:value="130" calcext:value-type="float">
            <text:p>130</text:p>
          </table:table-cell>
          <table:table-cell office:value-type="string" calcext:value-type="string">
            <text:p>bi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shes</text:p>
          </table:table-cell>
          <table:table-cell table:formula="of:=[.$C$3]*POWER(2;[.$C$1])" office:value-type="float" office:value="640" calcext:value-type="float">
            <text:p>640</text:p>
          </table:table-cell>
          <table:table-cell office:value-type="string" calcext:value-type="string">
            <text:p>tri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sh/certbit</text:p>
          </table:table-cell>
          <table:table-cell table:formula="of:=POWER(2;[.$C$1])/[.$C$2]" office:value-type="float" office:value="4.92307692307692" calcext:value-type="float">
            <text:p>4,92307692307692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desired KH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hash/certbit table)</text:p>
          </table:table-cell>
          <table:table-cell/>
          <table:table-cell office:value-type="string" calcext:value-type="string">
            <text:p>safety margin</text:p>
          </table:table-cell>
          <table:table-cell office:value-type="string" calcext:value-type="string">
            <text:p>logrep: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safety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POWER(2;[.C12])-[.$E$10]" office:value-type="float" office:value="-6" calcext:value-type="float">
            <text:p>-6</text:p>
          </table:table-cell>
          <table:table-cell table:formula="of:=POWER(2;[.D12])-[.$E$10]" office:value-type="float" office:value="-2" calcext:value-type="float">
            <text:p>-2</text:p>
          </table:table-cell>
          <table:table-cell table:formula="of:=POWER(2;[.E12])-[.$E$10]" office:value-type="float" office:value="6" calcext:value-type="float">
            <text:p>6</text:p>
          </table:table-cell>
          <table:table-cell table:formula="of:=POWER(2;[.F12])-[.$E$10]" office:value-type="float" office:value="22" calcext:value-type="float">
            <text:p>22</text:p>
          </table:table-cell>
          <table:table-cell table:formula="of:=POWER(2;[.G12])-[.$E$10]" office:value-type="float" office:value="54" calcext:value-type="float">
            <text:p>54</text:p>
          </table:table-cell>
          <table:table-cell table:formula="of:=POWER(2;[.H12])-[.$E$10]" office:value-type="float" office:value="118" calcext:value-type="float">
            <text:p>118</text:p>
          </table:table-cell>
          <table:table-cell table:formula="of:=POWER(2;[.I12])-[.$E$10]" office:value-type="float" office:value="246" calcext:value-type="float">
            <text:p>24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t.hash/rep</text:p>
          </table:table-cell>
          <table:table-cell office:value-type="string" calcext:value-type="string">
            <text:p>difficulty</text:p>
          </table:table-cell>
          <table:table-cell office:value-type="float" office:value="2" calcext:value-type="float">
            <text:p>2</text:p>
          </table:table-cell>
          <table:table-cell table:formula="of:=[.C12]+1" office:value-type="float" office:value="3" calcext:value-type="float">
            <text:p>3</text:p>
          </table:table-cell>
          <table:table-cell table:formula="of:=[.D12]+1" office:value-type="float" office:value="4" calcext:value-type="float">
            <text:p>4</text:p>
          </table:table-cell>
          <table:table-cell table:formula="of:=[.E12]+1" office:value-type="float" office:value="5" calcext:value-type="float">
            <text:p>5</text:p>
          </table:table-cell>
          <table:table-cell table:formula="of:=[.F12]+1" office:value-type="float" office:value="6" calcext:value-type="float">
            <text:p>6</text:p>
          </table:table-cell>
          <table:table-cell table:formula="of:=[.G12]+1" office:value-type="float" office:value="7" calcext:value-type="float">
            <text:p>7</text:p>
          </table:table-cell>
          <table:table-cell table:formula="of:=[.H12]+1" office:value-type="float" office:value="8" calcext:value-type="float">
            <text:p>8</text:p>
          </table:table-cell>
          <table:table-cell/>
          <table:table-cell office:value-type="string" calcext:value-type="string">
            <text:p>reps:</text:p>
          </table:table-cell>
          <table:table-cell/>
          <table:table-cell office:value-type="string" calcext:value-type="string">
            <text:p>certbytes</text:p>
          </table:table-cell>
          <table:table-cell table:number-columns-repeated="2"/>
        </table:table-row>
        <table:table-row table:style-name="ro1">
          <table:table-cell table:formula="of:=POWER(2;[.$B13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POWER(2;[.$B13])/([.$B13]+[.C$12])" office:value-type="float" office:value="0.666666666666667" calcext:value-type="float">
            <text:p>0,666666666666667</text:p>
          </table:table-cell>
          <table:table-cell table:formula="of:=POWER(2;[.$B13])/([.$B13]+[.D$12])" office:value-type="float" office:value="0.5" calcext:value-type="float">
            <text:p>0,5</text:p>
          </table:table-cell>
          <table:table-cell table:formula="of:=POWER(2;[.$B13])/([.$B13]+[.E$12])" office:value-type="float" office:value="0.4" calcext:value-type="float">
            <text:p>0,4</text:p>
          </table:table-cell>
          <table:table-cell table:formula="of:=POWER(2;[.$B13])/([.$B13]+[.F$12])" office:value-type="float" office:value="0.333333333333333" calcext:value-type="float">
            <text:p>0,333333333333333</text:p>
          </table:table-cell>
          <table:table-cell table:formula="of:=POWER(2;[.$B13])/([.$B13]+[.G$12])" office:value-type="float" office:value="0.285714285714286" calcext:value-type="float">
            <text:p>0,285714285714286</text:p>
          </table:table-cell>
          <table:table-cell table:formula="of:=POWER(2;[.$B13])/([.$B13]+[.H$12])" office:value-type="float" office:value="0.25" calcext:value-type="float">
            <text:p>0,25</text:p>
          </table:table-cell>
          <table:table-cell table:formula="of:=POWER(2;[.$B13])/([.$B13]+[.I$12])" office:value-type="float" office:value="0.222222222222222" calcext:value-type="float">
            <text:p>0,222222222222222</text:p>
          </table:table-cell>
          <table:table-cell/>
          <table:table-cell table:formula="of:=[.$K$10]*1000/[.$A13]" office:value-type="float" office:value="250000" calcext:value-type="float">
            <text:p>250000</text:p>
          </table:table-cell>
          <table:table-cell/>
          <table:table-cell table:formula="of:=[.$K13]*([.$B13]+[.M$11])/8" office:value-type="float" office:value="218750" calcext:value-type="float">
            <text:p>218750</text:p>
          </table:table-cell>
          <table:table-cell table:formula="of:=[.$K13]*([.$B13]+[.N$11])/8" office:value-type="float" office:value="250000" calcext:value-type="float">
            <text:p>250000</text:p>
          </table:table-cell>
          <table:table-cell table:formula="of:=[.$K13]*([.$B13]+[.O$11])/8" office:value-type="float" office:value="281250" calcext:value-type="float">
            <text:p>281250</text:p>
          </table:table-cell>
        </table:table-row>
        <table:table-row table:style-name="ro1">
          <table:table-cell table:formula="of:=POWER(2;[.$B14])" office:value-type="float" office:value="4" calcext:value-type="float">
            <text:p>4</text:p>
          </table:table-cell>
          <table:table-cell table:formula="of:=[.B13]+1" office:value-type="float" office:value="2" calcext:value-type="float">
            <text:p>2</text:p>
          </table:table-cell>
          <table:table-cell table:formula="of:=POWER(2;[.$B14])/([.$B14]+[.C$12])" office:value-type="float" office:value="1" calcext:value-type="float">
            <text:p>1</text:p>
          </table:table-cell>
          <table:table-cell table:formula="of:=POWER(2;[.$B14])/([.$B14]+[.D$12])" office:value-type="float" office:value="0.8" calcext:value-type="float">
            <text:p>0,8</text:p>
          </table:table-cell>
          <table:table-cell table:formula="of:=POWER(2;[.$B14])/([.$B14]+[.E$12])" office:value-type="float" office:value="0.666666666666667" calcext:value-type="float">
            <text:p>0,666666666666667</text:p>
          </table:table-cell>
          <table:table-cell table:formula="of:=POWER(2;[.$B14])/([.$B14]+[.F$12])" office:value-type="float" office:value="0.571428571428571" calcext:value-type="float">
            <text:p>0,571428571428571</text:p>
          </table:table-cell>
          <table:table-cell table:formula="of:=POWER(2;[.$B14])/([.$B14]+[.G$12])" office:value-type="float" office:value="0.5" calcext:value-type="float">
            <text:p>0,5</text:p>
          </table:table-cell>
          <table:table-cell table:formula="of:=POWER(2;[.$B14])/([.$B14]+[.H$12])" office:value-type="float" office:value="0.444444444444444" calcext:value-type="float">
            <text:p>0,444444444444444</text:p>
          </table:table-cell>
          <table:table-cell table:formula="of:=POWER(2;[.$B14])/([.$B14]+[.I$12])" office:value-type="float" office:value="0.4" calcext:value-type="float">
            <text:p>0,4</text:p>
          </table:table-cell>
          <table:table-cell/>
          <table:table-cell table:formula="of:=[.$K$10]*1000/[.$A14]" office:value-type="float" office:value="125000" calcext:value-type="float">
            <text:p>125000</text:p>
          </table:table-cell>
          <table:table-cell/>
          <table:table-cell table:formula="of:=[.$K14]*([.$B14]+[.M$11])/8" office:value-type="float" office:value="125000" calcext:value-type="float">
            <text:p>125000</text:p>
          </table:table-cell>
          <table:table-cell table:formula="of:=[.$K14]*([.$B14]+[.N$11])/8" office:value-type="float" office:value="140625" calcext:value-type="float">
            <text:p>140625</text:p>
          </table:table-cell>
          <table:table-cell table:formula="of:=[.$K14]*([.$B14]+[.O$11])/8" office:value-type="float" office:value="156250" calcext:value-type="float">
            <text:p>156250</text:p>
          </table:table-cell>
        </table:table-row>
        <table:table-row table:style-name="ro1">
          <table:table-cell table:formula="of:=POWER(2;[.$B15])" office:value-type="float" office:value="8" calcext:value-type="float">
            <text:p>8</text:p>
          </table:table-cell>
          <table:table-cell table:formula="of:=[.B14]+1" office:value-type="float" office:value="3" calcext:value-type="float">
            <text:p>3</text:p>
          </table:table-cell>
          <table:table-cell table:formula="of:=POWER(2;[.$B15])/([.$B15]+[.C$12])" office:value-type="float" office:value="1.6" calcext:value-type="float">
            <text:p>1,6</text:p>
          </table:table-cell>
          <table:table-cell table:formula="of:=POWER(2;[.$B15])/([.$B15]+[.D$12])" office:value-type="float" office:value="1.33333333333333" calcext:value-type="float">
            <text:p>1,33333333333333</text:p>
          </table:table-cell>
          <table:table-cell table:formula="of:=POWER(2;[.$B15])/([.$B15]+[.E$12])" office:value-type="float" office:value="1.14285714285714" calcext:value-type="float">
            <text:p>1,14285714285714</text:p>
          </table:table-cell>
          <table:table-cell table:formula="of:=POWER(2;[.$B15])/([.$B15]+[.F$12])" office:value-type="float" office:value="1" calcext:value-type="float">
            <text:p>1</text:p>
          </table:table-cell>
          <table:table-cell table:formula="of:=POWER(2;[.$B15])/([.$B15]+[.G$12])" office:value-type="float" office:value="0.888888888888889" calcext:value-type="float">
            <text:p>0,888888888888889</text:p>
          </table:table-cell>
          <table:table-cell table:formula="of:=POWER(2;[.$B15])/([.$B15]+[.H$12])" office:value-type="float" office:value="0.8" calcext:value-type="float">
            <text:p>0,8</text:p>
          </table:table-cell>
          <table:table-cell table:formula="of:=POWER(2;[.$B15])/([.$B15]+[.I$12])" office:value-type="float" office:value="0.727272727272727" calcext:value-type="float">
            <text:p>0,727272727272727</text:p>
          </table:table-cell>
          <table:table-cell/>
          <table:table-cell table:formula="of:=[.$K$10]*1000/[.$A15]" office:value-type="float" office:value="62500" calcext:value-type="float">
            <text:p>62500</text:p>
          </table:table-cell>
          <table:table-cell/>
          <table:table-cell table:formula="of:=[.$K15]*([.$B15]+[.M$11])/8" office:value-type="float" office:value="70312.5" calcext:value-type="float">
            <text:p>70312,5</text:p>
          </table:table-cell>
          <table:table-cell table:formula="of:=[.$K15]*([.$B15]+[.N$11])/8" office:value-type="float" office:value="78125" calcext:value-type="float">
            <text:p>78125</text:p>
          </table:table-cell>
          <table:table-cell table:formula="of:=[.$K15]*([.$B15]+[.O$11])/8" office:value-type="float" office:value="85937.5" calcext:value-type="float">
            <text:p>85937,5</text:p>
          </table:table-cell>
        </table:table-row>
        <table:table-row table:style-name="ro1">
          <table:table-cell table:formula="of:=POWER(2;[.$B16])" office:value-type="float" office:value="16" calcext:value-type="float">
            <text:p>16</text:p>
          </table:table-cell>
          <table:table-cell table:formula="of:=[.B15]+1" office:value-type="float" office:value="4" calcext:value-type="float">
            <text:p>4</text:p>
          </table:table-cell>
          <table:table-cell table:formula="of:=POWER(2;[.$B16])/([.$B16]+[.C$12])" office:value-type="float" office:value="2.66666666666667" calcext:value-type="float">
            <text:p>2,66666666666667</text:p>
          </table:table-cell>
          <table:table-cell table:formula="of:=POWER(2;[.$B16])/([.$B16]+[.D$12])" office:value-type="float" office:value="2.28571428571429" calcext:value-type="float">
            <text:p>2,28571428571429</text:p>
          </table:table-cell>
          <table:table-cell table:formula="of:=POWER(2;[.$B16])/([.$B16]+[.E$12])" office:value-type="float" office:value="2" calcext:value-type="float">
            <text:p>2</text:p>
          </table:table-cell>
          <table:table-cell table:formula="of:=POWER(2;[.$B16])/([.$B16]+[.F$12])" office:value-type="float" office:value="1.77777777777778" calcext:value-type="float">
            <text:p>1,77777777777778</text:p>
          </table:table-cell>
          <table:table-cell table:formula="of:=POWER(2;[.$B16])/([.$B16]+[.G$12])" office:value-type="float" office:value="1.6" calcext:value-type="float">
            <text:p>1,6</text:p>
          </table:table-cell>
          <table:table-cell table:formula="of:=POWER(2;[.$B16])/([.$B16]+[.H$12])" office:value-type="float" office:value="1.45454545454545" calcext:value-type="float">
            <text:p>1,45454545454545</text:p>
          </table:table-cell>
          <table:table-cell table:formula="of:=POWER(2;[.$B16])/([.$B16]+[.I$12])" office:value-type="float" office:value="1.33333333333333" calcext:value-type="float">
            <text:p>1,33333333333333</text:p>
          </table:table-cell>
          <table:table-cell/>
          <table:table-cell table:formula="of:=[.$K$10]*1000/[.$A16]" office:value-type="float" office:value="31250" calcext:value-type="float">
            <text:p>31250</text:p>
          </table:table-cell>
          <table:table-cell/>
          <table:table-cell table:formula="of:=[.$K16]*([.$B16]+[.M$11])/8" office:value-type="float" office:value="39062.5" calcext:value-type="float">
            <text:p>39062,5</text:p>
          </table:table-cell>
          <table:table-cell table:formula="of:=[.$K16]*([.$B16]+[.N$11])/8" office:value-type="float" office:value="42968.75" calcext:value-type="float">
            <text:p>42968,75</text:p>
          </table:table-cell>
          <table:table-cell table:formula="of:=[.$K16]*([.$B16]+[.O$11])/8" office:value-type="float" office:value="46875" calcext:value-type="float">
            <text:p>46875</text:p>
          </table:table-cell>
        </table:table-row>
        <table:table-row table:style-name="ro1">
          <table:table-cell table:formula="of:=POWER(2;[.$B17])" office:value-type="float" office:value="32" calcext:value-type="float">
            <text:p>32</text:p>
          </table:table-cell>
          <table:table-cell table:formula="of:=[.B16]+1" office:value-type="float" office:value="5" calcext:value-type="float">
            <text:p>5</text:p>
          </table:table-cell>
          <table:table-cell table:formula="of:=POWER(2;[.$B17])/([.$B17]+[.C$12])" office:value-type="float" office:value="4.57142857142857" calcext:value-type="float">
            <text:p>4,57142857142857</text:p>
          </table:table-cell>
          <table:table-cell table:formula="of:=POWER(2;[.$B17])/([.$B17]+[.D$12])" office:value-type="float" office:value="4" calcext:value-type="float">
            <text:p>4</text:p>
          </table:table-cell>
          <table:table-cell table:formula="of:=POWER(2;[.$B17])/([.$B17]+[.E$12])" office:value-type="float" office:value="3.55555555555556" calcext:value-type="float">
            <text:p>3,55555555555556</text:p>
          </table:table-cell>
          <table:table-cell table:formula="of:=POWER(2;[.$B17])/([.$B17]+[.F$12])" office:value-type="float" office:value="3.2" calcext:value-type="float">
            <text:p>3,2</text:p>
          </table:table-cell>
          <table:table-cell table:formula="of:=POWER(2;[.$B17])/([.$B17]+[.G$12])" office:value-type="float" office:value="2.90909090909091" calcext:value-type="float">
            <text:p>2,90909090909091</text:p>
          </table:table-cell>
          <table:table-cell table:formula="of:=POWER(2;[.$B17])/([.$B17]+[.H$12])" office:value-type="float" office:value="2.66666666666667" calcext:value-type="float">
            <text:p>2,66666666666667</text:p>
          </table:table-cell>
          <table:table-cell table:formula="of:=POWER(2;[.$B17])/([.$B17]+[.I$12])" office:value-type="float" office:value="2.46153846153846" calcext:value-type="float">
            <text:p>2,46153846153846</text:p>
          </table:table-cell>
          <table:table-cell/>
          <table:table-cell table:formula="of:=[.$K$10]*1000/[.$A17]" office:value-type="float" office:value="15625" calcext:value-type="float">
            <text:p>15625</text:p>
          </table:table-cell>
          <table:table-cell/>
          <table:table-cell table:formula="of:=[.$K17]*([.$B17]+[.M$11])/8" office:value-type="float" office:value="21484.375" calcext:value-type="float">
            <text:p>21484,375</text:p>
          </table:table-cell>
          <table:table-cell table:formula="of:=[.$K17]*([.$B17]+[.N$11])/8" office:value-type="float" office:value="23437.5" calcext:value-type="float">
            <text:p>23437,5</text:p>
          </table:table-cell>
          <table:table-cell table:formula="of:=[.$K17]*([.$B17]+[.O$11])/8" office:value-type="float" office:value="25390.625" calcext:value-type="float">
            <text:p>25390,625</text:p>
          </table:table-cell>
        </table:table-row>
        <table:table-row table:style-name="ro1">
          <table:table-cell table:formula="of:=POWER(2;[.$B18])" office:value-type="float" office:value="64" calcext:value-type="float">
            <text:p>64</text:p>
          </table:table-cell>
          <table:table-cell table:formula="of:=[.B17]+1" office:value-type="float" office:value="6" calcext:value-type="float">
            <text:p>6</text:p>
          </table:table-cell>
          <table:table-cell table:formula="of:=POWER(2;[.$B18])/([.$B18]+[.C$12])" office:value-type="float" office:value="8" calcext:value-type="float">
            <text:p>8</text:p>
          </table:table-cell>
          <table:table-cell table:formula="of:=POWER(2;[.$B18])/([.$B18]+[.D$12])" office:value-type="float" office:value="7.11111111111111" calcext:value-type="float">
            <text:p>7,11111111111111</text:p>
          </table:table-cell>
          <table:table-cell table:formula="of:=POWER(2;[.$B18])/([.$B18]+[.E$12])" office:value-type="float" office:value="6.4" calcext:value-type="float">
            <text:p>6,4</text:p>
          </table:table-cell>
          <table:table-cell table:formula="of:=POWER(2;[.$B18])/([.$B18]+[.F$12])" office:value-type="float" office:value="5.81818181818182" calcext:value-type="float">
            <text:p>5,81818181818182</text:p>
          </table:table-cell>
          <table:table-cell table:formula="of:=POWER(2;[.$B18])/([.$B18]+[.G$12])" office:value-type="float" office:value="5.33333333333333" calcext:value-type="float">
            <text:p>5,33333333333333</text:p>
          </table:table-cell>
          <table:table-cell table:formula="of:=POWER(2;[.$B18])/([.$B18]+[.H$12])" office:value-type="float" office:value="4.92307692307692" calcext:value-type="float">
            <text:p>4,92307692307692</text:p>
          </table:table-cell>
          <table:table-cell table:formula="of:=POWER(2;[.$B18])/([.$B18]+[.I$12])" office:value-type="float" office:value="4.57142857142857" calcext:value-type="float">
            <text:p>4,57142857142857</text:p>
          </table:table-cell>
          <table:table-cell/>
          <table:table-cell table:formula="of:=[.$K$10]*1000/[.$A18]" office:value-type="float" office:value="7812.5" calcext:value-type="float">
            <text:p>7812,5</text:p>
          </table:table-cell>
          <table:table-cell/>
          <table:table-cell table:formula="of:=[.$K18]*([.$B18]+[.M$11])/8" office:value-type="float" office:value="11718.75" calcext:value-type="float">
            <text:p>11718,75</text:p>
          </table:table-cell>
          <table:table-cell table:formula="of:=[.$K18]*([.$B18]+[.N$11])/8" office:value-type="float" office:value="12695.3125" calcext:value-type="float">
            <text:p>12695,3125</text:p>
          </table:table-cell>
          <table:table-cell table:formula="of:=[.$K18]*([.$B18]+[.O$11])/8" office:value-type="float" office:value="13671.875" calcext:value-type="float">
            <text:p>13671,875</text:p>
          </table:table-cell>
        </table:table-row>
        <table:table-row table:style-name="ro1">
          <table:table-cell table:formula="of:=POWER(2;[.$B19])" office:value-type="float" office:value="128" calcext:value-type="float">
            <text:p>128</text:p>
          </table:table-cell>
          <table:table-cell table:formula="of:=[.B18]+1" office:value-type="float" office:value="7" calcext:value-type="float">
            <text:p>7</text:p>
          </table:table-cell>
          <table:table-cell table:formula="of:=POWER(2;[.$B19])/([.$B19]+[.C$12])" office:value-type="float" office:value="14.2222222222222" calcext:value-type="float">
            <text:p>14,2222222222222</text:p>
          </table:table-cell>
          <table:table-cell table:formula="of:=POWER(2;[.$B19])/([.$B19]+[.D$12])" office:value-type="float" office:value="12.8" calcext:value-type="float">
            <text:p>12,8</text:p>
          </table:table-cell>
          <table:table-cell table:formula="of:=POWER(2;[.$B19])/([.$B19]+[.E$12])" office:value-type="float" office:value="11.6363636363636" calcext:value-type="float">
            <text:p>11,6363636363636</text:p>
          </table:table-cell>
          <table:table-cell table:formula="of:=POWER(2;[.$B19])/([.$B19]+[.F$12])" office:value-type="float" office:value="10.6666666666667" calcext:value-type="float">
            <text:p>10,6666666666667</text:p>
          </table:table-cell>
          <table:table-cell table:formula="of:=POWER(2;[.$B19])/([.$B19]+[.G$12])" office:value-type="float" office:value="9.84615384615385" calcext:value-type="float">
            <text:p>9,84615384615385</text:p>
          </table:table-cell>
          <table:table-cell table:formula="of:=POWER(2;[.$B19])/([.$B19]+[.H$12])" office:value-type="float" office:value="9.14285714285714" calcext:value-type="float">
            <text:p>9,14285714285714</text:p>
          </table:table-cell>
          <table:table-cell table:formula="of:=POWER(2;[.$B19])/([.$B19]+[.I$12])" office:value-type="float" office:value="8.53333333333333" calcext:value-type="float">
            <text:p>8,53333333333333</text:p>
          </table:table-cell>
          <table:table-cell/>
          <table:table-cell table:formula="of:=[.$K$10]*1000/[.$A19]" office:value-type="float" office:value="3906.25" calcext:value-type="float">
            <text:p>3906,25</text:p>
          </table:table-cell>
          <table:table-cell/>
          <table:table-cell table:formula="of:=[.$K19]*([.$B19]+[.M$11])/8" office:value-type="float" office:value="6347.65625" calcext:value-type="float">
            <text:p>6347,65625</text:p>
          </table:table-cell>
          <table:table-cell table:formula="of:=[.$K19]*([.$B19]+[.N$11])/8" office:value-type="float" office:value="6835.9375" calcext:value-type="float">
            <text:p>6835,9375</text:p>
          </table:table-cell>
          <table:table-cell table:formula="of:=[.$K19]*([.$B19]+[.O$11])/8" office:value-type="float" office:value="7324.21875" calcext:value-type="float">
            <text:p>7324,21875</text:p>
          </table:table-cell>
        </table:table-row>
        <table:table-row table:style-name="ro1">
          <table:table-cell table:formula="of:=POWER(2;[.$B20])" office:value-type="float" office:value="256" calcext:value-type="float">
            <text:p>256</text:p>
          </table:table-cell>
          <table:table-cell table:formula="of:=[.B19]+1" office:value-type="float" office:value="8" calcext:value-type="float">
            <text:p>8</text:p>
          </table:table-cell>
          <table:table-cell table:formula="of:=POWER(2;[.$B20])/([.$B20]+[.C$12])" office:value-type="float" office:value="25.6" calcext:value-type="float">
            <text:p>25,6</text:p>
          </table:table-cell>
          <table:table-cell table:formula="of:=POWER(2;[.$B20])/([.$B20]+[.D$12])" office:value-type="float" office:value="23.2727272727273" calcext:value-type="float">
            <text:p>23,2727272727273</text:p>
          </table:table-cell>
          <table:table-cell table:formula="of:=POWER(2;[.$B20])/([.$B20]+[.E$12])" office:value-type="float" office:value="21.3333333333333" calcext:value-type="float">
            <text:p>21,3333333333333</text:p>
          </table:table-cell>
          <table:table-cell table:formula="of:=POWER(2;[.$B20])/([.$B20]+[.F$12])" office:value-type="float" office:value="19.6923076923077" calcext:value-type="float">
            <text:p>19,6923076923077</text:p>
          </table:table-cell>
          <table:table-cell table:formula="of:=POWER(2;[.$B20])/([.$B20]+[.G$12])" office:value-type="float" office:value="18.2857142857143" calcext:value-type="float">
            <text:p>18,2857142857143</text:p>
          </table:table-cell>
          <table:table-cell table:formula="of:=POWER(2;[.$B20])/([.$B20]+[.H$12])" office:value-type="float" office:value="17.0666666666667" calcext:value-type="float">
            <text:p>17,0666666666667</text:p>
          </table:table-cell>
          <table:table-cell table:formula="of:=POWER(2;[.$B20])/([.$B20]+[.I$12])" office:value-type="float" office:value="16" calcext:value-type="float">
            <text:p>16</text:p>
          </table:table-cell>
          <table:table-cell/>
          <table:table-cell table:formula="of:=[.$K$10]*1000/[.$A20]" office:value-type="float" office:value="1953.125" calcext:value-type="float">
            <text:p>1953,125</text:p>
          </table:table-cell>
          <table:table-cell/>
          <table:table-cell table:formula="of:=[.$K20]*([.$B20]+[.M$11])/8" office:value-type="float" office:value="3417.96875" calcext:value-type="float">
            <text:p>3417,96875</text:p>
          </table:table-cell>
          <table:table-cell table:formula="of:=[.$K20]*([.$B20]+[.N$11])/8" office:value-type="float" office:value="3662.109375" calcext:value-type="float">
            <text:p>3662,109375</text:p>
          </table:table-cell>
          <table:table-cell table:formula="of:=[.$K20]*([.$B20]+[.O$11])/8" office:value-type="float" office:value="3906.25" calcext:value-type="float">
            <text:p>3906,25</text:p>
          </table:table-cell>
        </table:table-row>
        <table:table-row table:style-name="ro1">
          <table:table-cell table:formula="of:=POWER(2;[.$B21])" office:value-type="float" office:value="512" calcext:value-type="float">
            <text:p>512</text:p>
          </table:table-cell>
          <table:table-cell table:formula="of:=[.B20]+1" office:value-type="float" office:value="9" calcext:value-type="float">
            <text:p>9</text:p>
          </table:table-cell>
          <table:table-cell table:formula="of:=POWER(2;[.$B21])/([.$B21]+[.C$12])" office:value-type="float" office:value="46.5454545454545" calcext:value-type="float">
            <text:p>46,5454545454545</text:p>
          </table:table-cell>
          <table:table-cell table:formula="of:=POWER(2;[.$B21])/([.$B21]+[.D$12])" office:value-type="float" office:value="42.6666666666667" calcext:value-type="float">
            <text:p>42,6666666666667</text:p>
          </table:table-cell>
          <table:table-cell table:formula="of:=POWER(2;[.$B21])/([.$B21]+[.E$12])" office:value-type="float" office:value="39.3846153846154" calcext:value-type="float">
            <text:p>39,3846153846154</text:p>
          </table:table-cell>
          <table:table-cell table:formula="of:=POWER(2;[.$B21])/([.$B21]+[.F$12])" office:value-type="float" office:value="36.5714285714286" calcext:value-type="float">
            <text:p>36,5714285714286</text:p>
          </table:table-cell>
          <table:table-cell table:formula="of:=POWER(2;[.$B21])/([.$B21]+[.G$12])" office:value-type="float" office:value="34.1333333333333" calcext:value-type="float">
            <text:p>34,1333333333333</text:p>
          </table:table-cell>
          <table:table-cell table:formula="of:=POWER(2;[.$B21])/([.$B21]+[.H$12])" office:value-type="float" office:value="32" calcext:value-type="float">
            <text:p>32</text:p>
          </table:table-cell>
          <table:table-cell table:formula="of:=POWER(2;[.$B21])/([.$B21]+[.I$12])" office:value-type="float" office:value="30.1176470588235" calcext:value-type="float">
            <text:p>30,1176470588235</text:p>
          </table:table-cell>
          <table:table-cell/>
          <table:table-cell table:formula="of:=[.$K$10]*1000/[.$A21]" office:value-type="float" office:value="976.5625" calcext:value-type="float">
            <text:p>976,5625</text:p>
          </table:table-cell>
          <table:table-cell/>
          <table:table-cell table:formula="of:=[.$K21]*([.$B21]+[.M$11])/8" office:value-type="float" office:value="1831.0546875" calcext:value-type="float">
            <text:p>1831,0546875</text:p>
          </table:table-cell>
          <table:table-cell table:formula="of:=[.$K21]*([.$B21]+[.N$11])/8" office:value-type="float" office:value="1953.125" calcext:value-type="float">
            <text:p>1953,125</text:p>
          </table:table-cell>
          <table:table-cell table:formula="of:=[.$K21]*([.$B21]+[.O$11])/8" office:value-type="float" office:value="2075.1953125" calcext:value-type="float">
            <text:p>2075,1953125</text:p>
          </table:table-cell>
        </table:table-row>
        <table:table-row table:style-name="ro1">
          <table:table-cell table:formula="of:=POWER(2;[.$B22])" office:value-type="float" office:value="1024" calcext:value-type="float">
            <text:p>1024</text:p>
          </table:table-cell>
          <table:table-cell table:formula="of:=[.B21]+1" office:value-type="float" office:value="10" calcext:value-type="float">
            <text:p>10</text:p>
          </table:table-cell>
          <table:table-cell table:formula="of:=POWER(2;[.$B22])/([.$B22]+[.C$12])" office:value-type="float" office:value="85.3333333333333" calcext:value-type="float">
            <text:p>85,3333333333333</text:p>
          </table:table-cell>
          <table:table-cell table:formula="of:=POWER(2;[.$B22])/([.$B22]+[.D$12])" office:value-type="float" office:value="78.7692307692308" calcext:value-type="float">
            <text:p>78,7692307692308</text:p>
          </table:table-cell>
          <table:table-cell table:formula="of:=POWER(2;[.$B22])/([.$B22]+[.E$12])" office:value-type="float" office:value="73.1428571428571" calcext:value-type="float">
            <text:p>73,1428571428571</text:p>
          </table:table-cell>
          <table:table-cell table:formula="of:=POWER(2;[.$B22])/([.$B22]+[.F$12])" office:value-type="float" office:value="68.2666666666667" calcext:value-type="float">
            <text:p>68,2666666666667</text:p>
          </table:table-cell>
          <table:table-cell table:formula="of:=POWER(2;[.$B22])/([.$B22]+[.G$12])" office:value-type="float" office:value="64" calcext:value-type="float">
            <text:p>64</text:p>
          </table:table-cell>
          <table:table-cell table:formula="of:=POWER(2;[.$B22])/([.$B22]+[.H$12])" office:value-type="float" office:value="60.2352941176471" calcext:value-type="float">
            <text:p>60,2352941176471</text:p>
          </table:table-cell>
          <table:table-cell table:formula="of:=POWER(2;[.$B22])/([.$B22]+[.I$12])" office:value-type="float" office:value="56.8888888888889" calcext:value-type="float">
            <text:p>56,8888888888889</text:p>
          </table:table-cell>
          <table:table-cell/>
          <table:table-cell table:formula="of:=[.$K$10]*1000/[.$A22]" office:value-type="float" office:value="488.28125" calcext:value-type="float">
            <text:p>488,28125</text:p>
          </table:table-cell>
          <table:table-cell/>
          <table:table-cell table:formula="of:=[.$K22]*([.$B22]+[.M$11])/8" office:value-type="float" office:value="976.5625" calcext:value-type="float">
            <text:p>976,5625</text:p>
          </table:table-cell>
          <table:table-cell table:formula="of:=[.$K22]*([.$B22]+[.N$11])/8" office:value-type="float" office:value="1037.59765625" calcext:value-type="float">
            <text:p>1037,59765625</text:p>
          </table:table-cell>
          <table:table-cell table:formula="of:=[.$K22]*([.$B22]+[.O$11])/8" office:value-type="float" office:value="1098.6328125" calcext:value-type="float">
            <text:p>1098,6328125</text:p>
          </table:table-cell>
        </table:table-row>
        <table:table-row table:style-name="ro1">
          <table:table-cell table:formula="of:=POWER(2;[.$B23])" office:value-type="float" office:value="2048" calcext:value-type="float">
            <text:p>2048</text:p>
          </table:table-cell>
          <table:table-cell table:formula="of:=[.B22]+1" office:value-type="float" office:value="11" calcext:value-type="float">
            <text:p>11</text:p>
          </table:table-cell>
          <table:table-cell table:formula="of:=POWER(2;[.$B23])/([.$B23]+[.C$12])" office:value-type="float" office:value="157.538461538462" calcext:value-type="float">
            <text:p>157,538461538462</text:p>
          </table:table-cell>
          <table:table-cell table:formula="of:=POWER(2;[.$B23])/([.$B23]+[.D$12])" office:value-type="float" office:value="146.285714285714" calcext:value-type="float">
            <text:p>146,285714285714</text:p>
          </table:table-cell>
          <table:table-cell table:formula="of:=POWER(2;[.$B23])/([.$B23]+[.E$12])" office:value-type="float" office:value="136.533333333333" calcext:value-type="float">
            <text:p>136,533333333333</text:p>
          </table:table-cell>
          <table:table-cell table:formula="of:=POWER(2;[.$B23])/([.$B23]+[.F$12])" office:value-type="float" office:value="128" calcext:value-type="float">
            <text:p>128</text:p>
          </table:table-cell>
          <table:table-cell table:formula="of:=POWER(2;[.$B23])/([.$B23]+[.G$12])" office:value-type="float" office:value="120.470588235294" calcext:value-type="float">
            <text:p>120,470588235294</text:p>
          </table:table-cell>
          <table:table-cell table:formula="of:=POWER(2;[.$B23])/([.$B23]+[.H$12])" office:value-type="float" office:value="113.777777777778" calcext:value-type="float">
            <text:p>113,777777777778</text:p>
          </table:table-cell>
          <table:table-cell table:formula="of:=POWER(2;[.$B23])/([.$B23]+[.I$12])" office:value-type="float" office:value="107.789473684211" calcext:value-type="float">
            <text:p>107,789473684211</text:p>
          </table:table-cell>
          <table:table-cell/>
          <table:table-cell table:formula="of:=[.$K$10]*1000/[.$A23]" office:value-type="float" office:value="244.140625" calcext:value-type="float">
            <text:p>244,140625</text:p>
          </table:table-cell>
          <table:table-cell/>
          <table:table-cell table:formula="of:=[.$K23]*([.$B23]+[.M$11])/8" office:value-type="float" office:value="518.798828125" calcext:value-type="float">
            <text:p>518,798828125</text:p>
          </table:table-cell>
          <table:table-cell table:formula="of:=[.$K23]*([.$B23]+[.N$11])/8" office:value-type="float" office:value="549.31640625" calcext:value-type="float">
            <text:p>549,31640625</text:p>
          </table:table-cell>
          <table:table-cell table:formula="of:=[.$K23]*([.$B23]+[.O$11])/8" office:value-type="float" office:value="579.833984375" calcext:value-type="float">
            <text:p>579,833984375</text:p>
          </table:table-cell>
        </table:table-row>
        <table:table-row table:style-name="ro1">
          <table:table-cell table:formula="of:=POWER(2;[.$B24])" office:value-type="float" office:value="4096" calcext:value-type="float">
            <text:p>4096</text:p>
          </table:table-cell>
          <table:table-cell table:formula="of:=[.B23]+1" office:value-type="float" office:value="12" calcext:value-type="float">
            <text:p>12</text:p>
          </table:table-cell>
          <table:table-cell table:formula="of:=POWER(2;[.$B24])/([.$B24]+[.C$12])" office:value-type="float" office:value="292.571428571429" calcext:value-type="float">
            <text:p>292,571428571429</text:p>
          </table:table-cell>
          <table:table-cell table:formula="of:=POWER(2;[.$B24])/([.$B24]+[.D$12])" office:value-type="float" office:value="273.066666666667" calcext:value-type="float">
            <text:p>273,066666666667</text:p>
          </table:table-cell>
          <table:table-cell table:formula="of:=POWER(2;[.$B24])/([.$B24]+[.E$12])" office:value-type="float" office:value="256" calcext:value-type="float">
            <text:p>256</text:p>
          </table:table-cell>
          <table:table-cell table:formula="of:=POWER(2;[.$B24])/([.$B24]+[.F$12])" office:value-type="float" office:value="240.941176470588" calcext:value-type="float">
            <text:p>240,941176470588</text:p>
          </table:table-cell>
          <table:table-cell table:formula="of:=POWER(2;[.$B24])/([.$B24]+[.G$12])" office:value-type="float" office:value="227.555555555556" calcext:value-type="float">
            <text:p>227,555555555556</text:p>
          </table:table-cell>
          <table:table-cell table:formula="of:=POWER(2;[.$B24])/([.$B24]+[.H$12])" office:value-type="float" office:value="215.578947368421" calcext:value-type="float">
            <text:p>215,578947368421</text:p>
          </table:table-cell>
          <table:table-cell table:formula="of:=POWER(2;[.$B24])/([.$B24]+[.I$12])" office:value-type="float" office:value="204.8" calcext:value-type="float">
            <text:p>204,8</text:p>
          </table:table-cell>
          <table:table-cell/>
          <table:table-cell table:formula="of:=[.$K$10]*1000/[.$A24]" office:value-type="float" office:value="122.0703125" calcext:value-type="float">
            <text:p>122,0703125</text:p>
          </table:table-cell>
          <table:table-cell/>
          <table:table-cell table:formula="of:=[.$K24]*([.$B24]+[.M$11])/8" office:value-type="float" office:value="274.658203125" calcext:value-type="float">
            <text:p>274,658203125</text:p>
          </table:table-cell>
          <table:table-cell table:formula="of:=[.$K24]*([.$B24]+[.N$11])/8" office:value-type="float" office:value="289.9169921875" calcext:value-type="float">
            <text:p>289,9169921875</text:p>
          </table:table-cell>
          <table:table-cell table:formula="of:=[.$K24]*([.$B24]+[.O$11])/8" office:value-type="float" office:value="305.17578125" calcext:value-type="float">
            <text:p>305,17578125</text:p>
          </table:table-cell>
        </table:table-row>
        <table:table-row table:style-name="ro1">
          <table:table-cell table:formula="of:=POWER(2;[.$B25])" office:value-type="float" office:value="8192" calcext:value-type="float">
            <text:p>8192</text:p>
          </table:table-cell>
          <table:table-cell table:formula="of:=[.B24]+1" office:value-type="float" office:value="13" calcext:value-type="float">
            <text:p>13</text:p>
          </table:table-cell>
          <table:table-cell table:formula="of:=POWER(2;[.$B25])/([.$B25]+[.C$12])" office:value-type="float" office:value="546.133333333333" calcext:value-type="float">
            <text:p>546,133333333333</text:p>
          </table:table-cell>
          <table:table-cell table:formula="of:=POWER(2;[.$B25])/([.$B25]+[.D$12])" office:value-type="float" office:value="512" calcext:value-type="float">
            <text:p>512</text:p>
          </table:table-cell>
          <table:table-cell table:formula="of:=POWER(2;[.$B25])/([.$B25]+[.E$12])" office:value-type="float" office:value="481.882352941176" calcext:value-type="float">
            <text:p>481,882352941176</text:p>
          </table:table-cell>
          <table:table-cell table:formula="of:=POWER(2;[.$B25])/([.$B25]+[.F$12])" office:value-type="float" office:value="455.111111111111" calcext:value-type="float">
            <text:p>455,111111111111</text:p>
          </table:table-cell>
          <table:table-cell table:formula="of:=POWER(2;[.$B25])/([.$B25]+[.G$12])" office:value-type="float" office:value="431.157894736842" calcext:value-type="float">
            <text:p>431,157894736842</text:p>
          </table:table-cell>
          <table:table-cell table:formula="of:=POWER(2;[.$B25])/([.$B25]+[.H$12])" office:value-type="float" office:value="409.6" calcext:value-type="float">
            <text:p>409,6</text:p>
          </table:table-cell>
          <table:table-cell table:formula="of:=POWER(2;[.$B25])/([.$B25]+[.I$12])" office:value-type="float" office:value="390.095238095238" calcext:value-type="float">
            <text:p>390,095238095238</text:p>
          </table:table-cell>
          <table:table-cell/>
          <table:table-cell table:formula="of:=[.$K$10]*1000/[.$A25]" office:value-type="float" office:value="61.03515625" calcext:value-type="float">
            <text:p>61,03515625</text:p>
          </table:table-cell>
          <table:table-cell/>
          <table:table-cell table:formula="of:=[.$K25]*([.$B25]+[.M$11])/8" office:value-type="float" office:value="144.95849609375" calcext:value-type="float">
            <text:p>144,95849609375</text:p>
          </table:table-cell>
          <table:table-cell table:formula="of:=[.$K25]*([.$B25]+[.N$11])/8" office:value-type="float" office:value="152.587890625" calcext:value-type="float">
            <text:p>152,587890625</text:p>
          </table:table-cell>
          <table:table-cell table:formula="of:=[.$K25]*([.$B25]+[.O$11])/8" office:value-type="float" office:value="160.21728515625" calcext:value-type="float">
            <text:p>160,21728515625</text:p>
          </table:table-cell>
        </table:table-row>
        <table:table-row table:style-name="ro1">
          <table:table-cell table:formula="of:=POWER(2;[.$B26])" office:value-type="float" office:value="16384" calcext:value-type="float">
            <text:p>16384</text:p>
          </table:table-cell>
          <table:table-cell table:formula="of:=[.B25]+1" office:value-type="float" office:value="14" calcext:value-type="float">
            <text:p>14</text:p>
          </table:table-cell>
          <table:table-cell table:formula="of:=POWER(2;[.$B26])/([.$B26]+[.C$12])" office:value-type="float" office:value="1024" calcext:value-type="float">
            <text:p>1024</text:p>
          </table:table-cell>
          <table:table-cell table:formula="of:=POWER(2;[.$B26])/([.$B26]+[.D$12])" office:value-type="float" office:value="963.764705882353" calcext:value-type="float">
            <text:p>963,764705882353</text:p>
          </table:table-cell>
          <table:table-cell table:formula="of:=POWER(2;[.$B26])/([.$B26]+[.E$12])" office:value-type="float" office:value="910.222222222222" calcext:value-type="float">
            <text:p>910,222222222222</text:p>
          </table:table-cell>
          <table:table-cell table:formula="of:=POWER(2;[.$B26])/([.$B26]+[.F$12])" office:value-type="float" office:value="862.315789473684" calcext:value-type="float">
            <text:p>862,315789473684</text:p>
          </table:table-cell>
          <table:table-cell table:formula="of:=POWER(2;[.$B26])/([.$B26]+[.G$12])" office:value-type="float" office:value="819.2" calcext:value-type="float">
            <text:p>819,2</text:p>
          </table:table-cell>
          <table:table-cell table:formula="of:=POWER(2;[.$B26])/([.$B26]+[.H$12])" office:value-type="float" office:value="780.190476190476" calcext:value-type="float">
            <text:p>780,190476190476</text:p>
          </table:table-cell>
          <table:table-cell table:formula="of:=POWER(2;[.$B26])/([.$B26]+[.I$12])" office:value-type="float" office:value="744.727272727273" calcext:value-type="float">
            <text:p>744,727272727273</text:p>
          </table:table-cell>
          <table:table-cell/>
          <table:table-cell table:formula="of:=[.$K$10]*1000/[.$A26]" office:value-type="float" office:value="30.517578125" calcext:value-type="float">
            <text:p>30,517578125</text:p>
          </table:table-cell>
          <table:table-cell/>
          <table:table-cell table:formula="of:=[.$K26]*([.$B26]+[.M$11])/8" office:value-type="float" office:value="76.2939453125" calcext:value-type="float">
            <text:p>76,2939453125</text:p>
          </table:table-cell>
          <table:table-cell table:formula="of:=[.$K26]*([.$B26]+[.N$11])/8" office:value-type="float" office:value="80.108642578125" calcext:value-type="float">
            <text:p>80,108642578125</text:p>
          </table:table-cell>
          <table:table-cell table:formula="of:=[.$K26]*([.$B26]+[.O$11])/8" office:value-type="float" office:value="83.92333984375" calcext:value-type="float">
            <text:p>83,92333984375</text:p>
          </table:table-cell>
        </table:table-row>
        <table:table-row table:style-name="ro1">
          <table:table-cell table:formula="of:=POWER(2;[.$B27])" office:value-type="float" office:value="32768" calcext:value-type="float">
            <text:p>32768</text:p>
          </table:table-cell>
          <table:table-cell table:formula="of:=[.B26]+1" office:value-type="float" office:value="15" calcext:value-type="float">
            <text:p>15</text:p>
          </table:table-cell>
          <table:table-cell table:formula="of:=POWER(2;[.$B27])/([.$B27]+[.C$12])" office:value-type="float" office:value="1927.52941176471" calcext:value-type="float">
            <text:p>1927,52941176471</text:p>
          </table:table-cell>
          <table:table-cell table:formula="of:=POWER(2;[.$B27])/([.$B27]+[.D$12])" office:value-type="float" office:value="1820.44444444444" calcext:value-type="float">
            <text:p>1820,44444444444</text:p>
          </table:table-cell>
          <table:table-cell table:formula="of:=POWER(2;[.$B27])/([.$B27]+[.E$12])" office:value-type="float" office:value="1724.63157894737" calcext:value-type="float">
            <text:p>1724,63157894737</text:p>
          </table:table-cell>
          <table:table-cell table:formula="of:=POWER(2;[.$B27])/([.$B27]+[.F$12])" office:value-type="float" office:value="1638.4" calcext:value-type="float">
            <text:p>1638,4</text:p>
          </table:table-cell>
          <table:table-cell table:formula="of:=POWER(2;[.$B27])/([.$B27]+[.G$12])" office:value-type="float" office:value="1560.38095238095" calcext:value-type="float">
            <text:p>1560,38095238095</text:p>
          </table:table-cell>
          <table:table-cell table:formula="of:=POWER(2;[.$B27])/([.$B27]+[.H$12])" office:value-type="float" office:value="1489.45454545455" calcext:value-type="float">
            <text:p>1489,45454545455</text:p>
          </table:table-cell>
          <table:table-cell table:formula="of:=POWER(2;[.$B27])/([.$B27]+[.I$12])" office:value-type="float" office:value="1424.69565217391" calcext:value-type="float">
            <text:p>1424,69565217391</text:p>
          </table:table-cell>
          <table:table-cell/>
          <table:table-cell table:formula="of:=[.$K$10]*1000/[.$A27]" office:value-type="float" office:value="15.2587890625" calcext:value-type="float">
            <text:p>15,2587890625</text:p>
          </table:table-cell>
          <table:table-cell/>
          <table:table-cell table:formula="of:=[.$K27]*([.$B27]+[.M$11])/8" office:value-type="float" office:value="40.0543212890625" calcext:value-type="float">
            <text:p>40,0543212890625</text:p>
          </table:table-cell>
          <table:table-cell table:formula="of:=[.$K27]*([.$B27]+[.N$11])/8" office:value-type="float" office:value="41.961669921875" calcext:value-type="float">
            <text:p>41,961669921875</text:p>
          </table:table-cell>
          <table:table-cell table:formula="of:=[.$K27]*([.$B27]+[.O$11])/8" office:value-type="float" office:value="43.8690185546875" calcext:value-type="float">
            <text:p>43,8690185546875</text:p>
          </table:table-cell>
        </table:table-row>
        <table:table-row table:style-name="ro1">
          <table:table-cell table:formula="of:=POWER(2;[.$B28])" office:value-type="float" office:value="65536" calcext:value-type="float">
            <text:p>65536</text:p>
          </table:table-cell>
          <table:table-cell table:formula="of:=[.B27]+1" office:value-type="float" office:value="16" calcext:value-type="float">
            <text:p>16</text:p>
          </table:table-cell>
          <table:table-cell table:formula="of:=POWER(2;[.$B28])/([.$B28]+[.C$12])" office:value-type="float" office:value="3640.88888888889" calcext:value-type="float">
            <text:p>3640,88888888889</text:p>
          </table:table-cell>
          <table:table-cell table:formula="of:=POWER(2;[.$B28])/([.$B28]+[.D$12])" office:value-type="float" office:value="3449.26315789474" calcext:value-type="float">
            <text:p>3449,26315789474</text:p>
          </table:table-cell>
          <table:table-cell table:formula="of:=POWER(2;[.$B28])/([.$B28]+[.E$12])" office:value-type="float" office:value="3276.8" calcext:value-type="float">
            <text:p>3276,8</text:p>
          </table:table-cell>
          <table:table-cell table:formula="of:=POWER(2;[.$B28])/([.$B28]+[.F$12])" office:value-type="float" office:value="3120.7619047619" calcext:value-type="float">
            <text:p>3120,7619047619</text:p>
          </table:table-cell>
          <table:table-cell table:formula="of:=POWER(2;[.$B28])/([.$B28]+[.G$12])" office:value-type="float" office:value="2978.90909090909" calcext:value-type="float">
            <text:p>2978,90909090909</text:p>
          </table:table-cell>
          <table:table-cell table:formula="of:=POWER(2;[.$B28])/([.$B28]+[.H$12])" office:value-type="float" office:value="2849.39130434783" calcext:value-type="float">
            <text:p>2849,39130434783</text:p>
          </table:table-cell>
          <table:table-cell table:formula="of:=POWER(2;[.$B28])/([.$B28]+[.I$12])" office:value-type="float" office:value="2730.66666666667" calcext:value-type="float">
            <text:p>2730,66666666667</text:p>
          </table:table-cell>
          <table:table-cell/>
          <table:table-cell table:formula="of:=[.$K$10]*1000/[.$A28]" office:value-type="float" office:value="7.62939453125" calcext:value-type="float">
            <text:p>7,62939453125</text:p>
          </table:table-cell>
          <table:table-cell/>
          <table:table-cell table:formula="of:=[.$K28]*([.$B28]+[.M$11])/8" office:value-type="float" office:value="20.9808349609375" calcext:value-type="float">
            <text:p>20,9808349609375</text:p>
          </table:table-cell>
          <table:table-cell table:formula="of:=[.$K28]*([.$B28]+[.N$11])/8" office:value-type="float" office:value="21.9345092773437" calcext:value-type="float">
            <text:p>21,9345092773437</text:p>
          </table:table-cell>
          <table:table-cell table:formula="of:=[.$K28]*([.$B28]+[.O$11])/8" office:value-type="float" office:value="22.88818359375" calcext:value-type="float">
            <text:p>22,88818359375</text:p>
          </table:table-cell>
        </table:table-row>
        <table:table-row table:style-name="ro1">
          <table:table-cell table:formula="of:=POWER(2;[.$B29])" office:value-type="float" office:value="131072" calcext:value-type="float">
            <text:p>131072</text:p>
          </table:table-cell>
          <table:table-cell table:formula="of:=[.B28]+1" office:value-type="float" office:value="17" calcext:value-type="float">
            <text:p>17</text:p>
          </table:table-cell>
          <table:table-cell table:formula="of:=POWER(2;[.$B29])/([.$B29]+[.C$12])" office:value-type="float" office:value="6898.52631578947" calcext:value-type="float">
            <text:p>6898,52631578947</text:p>
          </table:table-cell>
          <table:table-cell table:formula="of:=POWER(2;[.$B29])/([.$B29]+[.D$12])" office:value-type="float" office:value="6553.6" calcext:value-type="float">
            <text:p>6553,6</text:p>
          </table:table-cell>
          <table:table-cell table:formula="of:=POWER(2;[.$B29])/([.$B29]+[.E$12])" office:value-type="float" office:value="6241.52380952381" calcext:value-type="float">
            <text:p>6241,52380952381</text:p>
          </table:table-cell>
          <table:table-cell table:formula="of:=POWER(2;[.$B29])/([.$B29]+[.F$12])" office:value-type="float" office:value="5957.81818181818" calcext:value-type="float">
            <text:p>5957,81818181818</text:p>
          </table:table-cell>
          <table:table-cell table:formula="of:=POWER(2;[.$B29])/([.$B29]+[.G$12])" office:value-type="float" office:value="5698.78260869565" calcext:value-type="float">
            <text:p>5698,78260869565</text:p>
          </table:table-cell>
          <table:table-cell table:formula="of:=POWER(2;[.$B29])/([.$B29]+[.H$12])" office:value-type="float" office:value="5461.33333333333" calcext:value-type="float">
            <text:p>5461,33333333333</text:p>
          </table:table-cell>
          <table:table-cell table:formula="of:=POWER(2;[.$B29])/([.$B29]+[.I$12])" office:value-type="float" office:value="5242.88" calcext:value-type="float">
            <text:p>5242,88</text:p>
          </table:table-cell>
          <table:table-cell/>
          <table:table-cell table:formula="of:=[.$K$10]*1000/[.$A29]" office:value-type="float" office:value="3.814697265625" calcext:value-type="float">
            <text:p>3,814697265625</text:p>
          </table:table-cell>
          <table:table-cell/>
          <table:table-cell table:formula="of:=[.$K29]*([.$B29]+[.M$11])/8" office:value-type="float" office:value="10.9672546386719" calcext:value-type="float">
            <text:p>10,9672546386719</text:p>
          </table:table-cell>
          <table:table-cell table:formula="of:=[.$K29]*([.$B29]+[.N$11])/8" office:value-type="float" office:value="11.444091796875" calcext:value-type="float">
            <text:p>11,444091796875</text:p>
          </table:table-cell>
          <table:table-cell table:formula="of:=[.$K29]*([.$B29]+[.O$11])/8" office:value-type="float" office:value="11.9209289550781" calcext:value-type="float">
            <text:p>11,9209289550781</text:p>
          </table:table-cell>
        </table:table-row>
        <table:table-row table:style-name="ro1">
          <table:table-cell table:formula="of:=POWER(2;[.$B30])" office:value-type="float" office:value="262144" calcext:value-type="float">
            <text:p>262144</text:p>
          </table:table-cell>
          <table:table-cell table:formula="of:=[.B29]+1" office:value-type="float" office:value="18" calcext:value-type="float">
            <text:p>18</text:p>
          </table:table-cell>
          <table:table-cell table:formula="of:=POWER(2;[.$B30])/([.$B30]+[.C$12])" office:value-type="float" office:value="13107.2" calcext:value-type="float">
            <text:p>13107,2</text:p>
          </table:table-cell>
          <table:table-cell table:formula="of:=POWER(2;[.$B30])/([.$B30]+[.D$12])" office:value-type="float" office:value="12483.0476190476" calcext:value-type="float">
            <text:p>12483,0476190476</text:p>
          </table:table-cell>
          <table:table-cell table:formula="of:=POWER(2;[.$B30])/([.$B30]+[.E$12])" office:value-type="float" office:value="11915.6363636364" calcext:value-type="float">
            <text:p>11915,6363636364</text:p>
          </table:table-cell>
          <table:table-cell table:formula="of:=POWER(2;[.$B30])/([.$B30]+[.F$12])" office:value-type="float" office:value="11397.5652173913" calcext:value-type="float">
            <text:p>11397,5652173913</text:p>
          </table:table-cell>
          <table:table-cell table:formula="of:=POWER(2;[.$B30])/([.$B30]+[.G$12])" office:value-type="float" office:value="10922.6666666667" calcext:value-type="float">
            <text:p>10922,6666666667</text:p>
          </table:table-cell>
          <table:table-cell table:formula="of:=POWER(2;[.$B30])/([.$B30]+[.H$12])" office:value-type="float" office:value="10485.76" calcext:value-type="float">
            <text:p>10485,76</text:p>
          </table:table-cell>
          <table:table-cell table:formula="of:=POWER(2;[.$B30])/([.$B30]+[.I$12])" office:value-type="float" office:value="10082.4615384615" calcext:value-type="float">
            <text:p>10082,4615384615</text:p>
          </table:table-cell>
          <table:table-cell/>
          <table:table-cell table:formula="of:=[.$K$10]*1000/[.$A30]" office:value-type="float" office:value="1.9073486328125" calcext:value-type="float">
            <text:p>1,9073486328125</text:p>
          </table:table-cell>
          <table:table-cell/>
          <table:table-cell table:formula="of:=[.$K30]*([.$B30]+[.M$11])/8" office:value-type="float" office:value="5.7220458984375" calcext:value-type="float">
            <text:p>5,7220458984375</text:p>
          </table:table-cell>
          <table:table-cell table:formula="of:=[.$K30]*([.$B30]+[.N$11])/8" office:value-type="float" office:value="5.96046447753906" calcext:value-type="float">
            <text:p>5,96046447753906</text:p>
          </table:table-cell>
          <table:table-cell table:formula="of:=[.$K30]*([.$B30]+[.O$11])/8" office:value-type="float" office:value="6.19888305664063" calcext:value-type="float">
            <text:p>6,198883056640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1T00:07:24.998238389</meta:creation-date>
    <dc:date>2019-09-01T04:39:40.909110920</dc:date>
    <meta:editing-duration>PT3H9M33S</meta:editing-duration>
    <meta:editing-cycles>3</meta:editing-cycles>
    <meta:generator>LibreOffice/6.3.0.4$Linux_X86_64 LibreOffice_project/30$Build-4</meta:generator>
    <meta:document-statistic meta:table-count="1" meta:cell-count="282" meta:object-count="0"/>
  </office:meta>
</office:document-meta>
</file>